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60%"/>
    </style:style>
    <style:style style:family="text" style:name="p1-1-1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2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text" style:name="p1-1-3">
      <style:text-properties style:font-name="한양견고딕" style:font-name-asian="한양견고딕" fo:font-size="20pt" style:font-size-asian="20pt" style:font-size-complex="20pt" style:text-underline-type="none" style:text-overline-type="none" style:text-line-through-type="none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60%"/>
    </style:style>
    <style:style style:family="text" style:name="p85-1-3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85-1-4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86-1-1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text" style:name="p86-1-2">
      <style:text-properties style:font-name="한양신명조" style:font-name-asian="한양신명조" fo:font-size="11pt" style:font-size-asian="11pt" style:font-size-complex="11pt" style:text-underline-type="none" style:text-overline-type="none" style:text-line-through-type="none"/>
    </style:style>
    <style:style style:family="paragraph" style:class="text" style:name="Paragraph-241" style:parent-style-name="바탕글">
      <style:paragraph-properties fo:text-align="center" fo:text-indent="0pt" fo:margin-left="0pt" fo:margin-right="0pt" fo:margin-top="0pt" fo:margin-bottom="0pt" fo:line-height="130%"/>
    </style:style>
    <style:style style:family="text" style:name="p241-1-1">
      <style:text-properties style:font-name="한양견고딕" style:font-name-asian="한양견고딕" fo:font-size="12pt" style:font-size-asian="12pt" style:font-size-complex="12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4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4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4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4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4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4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4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5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5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5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5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5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6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6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6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6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6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6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7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7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7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7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7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7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7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7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7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7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8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8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8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8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8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8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8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8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8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8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9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9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9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9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9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29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0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0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0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0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08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09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0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1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2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4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6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17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1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5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2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2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31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2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33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35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37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38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39" style:parent-style-name="바탕글">
      <style:paragraph-properties fo:text-align="center" fo:text-indent="0pt" fo:margin-left="0pt" fo:margin-right="0pt" fo:margin-top="0pt" fo:margin-bottom="0pt" fo:line-height="130%"/>
    </style:style>
    <style:style style:family="paragraph" style:class="text" style:name="Paragraph-340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341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78.21mm" table:align="margins" fo:margin-left="0.49mm" fo:margin-right="0.49mm" fo:margin-top="0.49mm" fo:margin-bottom="0.49mm" table:border-model="collapsing"/>
    </style:style>
    <style:style style:name="Table-1-1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2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4mm solid #000000"/>
    </style:style>
    <style:style style:name="Table-1-3-1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3-2" style:family="table-cell">
      <style:table-cell-properties fo:padding-left="0.5mm" fo:padding-right="0.5mm" fo:padding-top="0.5mm" fo:padding-bottom="0.5mm" fo:border-left="0.4mm solid #000000" fo:border-right="0.4mm solid #000000" fo:border-top="0.4mm solid #000000" fo:border-bottom="0.12mm solid #000000"/>
    </style:style>
    <style:style style:name="Table-1-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1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2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39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0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1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2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3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4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5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6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7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12mm solid #000000"/>
    </style:style>
    <style:style style:name="Table-1-48-1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  <style:style style:name="Table-1-48-2" style:family="table-cell">
      <style:table-cell-properties fo:padding-left="0.5mm" fo:padding-right="0.5mm" fo:padding-top="0.5mm" fo:padding-bottom="0.5mm" fo:border-left="0.4mm solid #000000" fo:border-right="0.4mm solid #000000" fo:border-top="0.12mm solid #000000" fo:border-bottom="0.4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◈ </text:span><text:span text:style-name="p1-1-2">취업규칙 </text:span><text:span text:style-name="p1-1-3">◈</text:span></text:p>
      <text:p text:style-name="Paragraph-2"/>
      <text:p text:style-name="바탕글"><text:span>2. 다음중 특수근무자가 아닌 것은(다) </text:span></text:p>
      <text:p text:style-name="바탕글"><text:span>  가. 3조2교대제 근무자      나. 야간격일제 근무자      다. 통상근무자       라. 교번제 근무자</text:span></text:p>
      <text:p text:style-name="바탕글"/>
      <text:p text:style-name="바탕글"><text:span>3. 다음중 우리공단의 </text:span><text:span>“</text:span><text:span>소속장</text:span><text:span>”</text:span><text:span>에 해당되지 않는 직위는 (다)</text:span></text:p>
      <text:p text:style-name="바탕글"><text:span>  가. 신평차량기지창장     나. 시설처장     다. 승무관리소 신평지소장     라. 역업소장</text:span></text:p>
      <text:p text:style-name="바탕글"/>
      <text:p text:style-name="바탕글"><text:span>4. 다음중 취업규칙상 금지행위가 아닌 것은(가)</text:span></text:p>
      <text:p text:style-name="바탕글"><text:span>  가. 사적으로 사례, 증여 또는 향응을 받는 행위         나. 공단에 대하여 타인의 보증인이 되는 행위</text:span></text:p>
      <text:p text:style-name="바탕글"><text:span>  다. 직무의 내외를 불문하고 품위를 손상하는 행위</text:span></text:p>
      <text:p text:style-name="바탕글"><text:span>  라. 소속장의 승인 또는 정당한 사유없이 직장을 이탈하는 행위</text:span></text:p>
      <text:p text:style-name="바탕글"/>
      <text:p text:style-name="바탕글"><text:span>5. 다음중 취업규칙상 금지행위가 아닌 것은(다)</text:span></text:p>
      <text:p text:style-name="바탕글"><text:span>  가. 공단의 명예를 훼손하거나 재산상의 손해를 입히는 행위     나. 공단의 기밀을 누설하는 행위 </text:span></text:p>
      <text:p text:style-name="바탕글"><text:span>  다. 타 업무에 종사하는 행위                                  라. 집무상의 질서문란 행위</text:span></text:p>
      <text:p text:style-name="바탕글"/>
      <text:p text:style-name="바탕글"><text:span>6. 다음은 취업규칙에 대한 설명중 틀린 것은(가)</text:span></text:p>
      <text:p text:style-name="바탕글"><text:span>  가. 취업규칙은 근로기준법에 의하여 부산교통공단 직원의 인사에 관한 제반사항을 규정함으로써 합리적이</text:span></text:p>
      <text:p text:style-name="바탕글"><text:span>     고 능률적인 직무를 수행하게 함을 목적으로 한다</text:span></text:p>
      <text:p text:style-name="바탕글"><text:span>  나. 직원은 취업규칙 또는 공단의 관계규정이 정하는 바에 의하지 아니하고는 그의사에 반하여 휴직, 직위해</text:span></text:p>
      <text:p text:style-name="바탕글"><text:span>     제, 강임면직등 불리한 처우를 받지 아니한다</text:span></text:p>
      <text:p text:style-name="바탕글"><text:span>  다. 공단은 직원이 모집 및 채용에 있어서 남녀에게 평등한 기회를 부여한다</text:span></text:p>
      <text:p text:style-name="바탕글"><text:span>  라. 직원은 성별, 신앙 또는 사회적 신분을 이유로 교육, 전보, 승진, 정년, 퇴직, 해고, 임금등 근로조건상의 </text:span></text:p>
      <text:p text:style-name="바탕글"><text:span>     차별 대우를 받지 아니한다</text:span></text:p>
      <text:p text:style-name="바탕글"/>
      <text:p text:style-name="바탕글"><text:span>7. 다음은 취업규칙에 대한 설명중 틀린것은(다)</text:span></text:p>
      <text:p text:style-name="바탕글"><text:span>  가. 직원은 볍령과 공단의 제규정 및 직무상의 명령지시를 준수하며, 항상 공단을 보호하고 부과된 직무를 </text:span></text:p>
      <text:p text:style-name="바탕글"><text:span>     근면 성실히 수행하여야 한다</text:span></text:p>
      <text:p text:style-name="바탕글"><text:span>  나. 상사는 부하를 성실히 지도 통솔함과 동시에 부하의 인격을 존중하며 직무수행에 모범이 되어야 한다</text:span></text:p>
      <text:p text:style-name="바탕글"><text:span>  다. 직원이 고의 또는 과실로 공단의 재산에 손해를 끼쳤을 때에는 재정보증인과 연대하여 이를 배상 하여</text:span></text:p>
      <text:p text:style-name="바탕글"><text:span>     야 한다</text:span></text:p>
      <text:p text:style-name="바탕글"><text:span>  라. 전적, 전거, 개명, 기타 이력 사항의 변동이 있을 때에는 지체없이 신고 하여야 한다</text:span></text:p>
      <text:p text:style-name="바탕글"/>
      <text:p text:style-name="바탕글"><text:span>8.  다음은 취업규칙에 대한 설명중 맞는 것은(가)</text:span></text:p>
      <text:p text:style-name="바탕글"><text:span>  가. 재해 기타 비상사태가 발생한 때에는 공단의 재산보전에 최선을 다하여야 한다</text:span></text:p>
      <text:p text:style-name="바탕글"><text:span>  나. 직무상 사고가 발생하였을 때에는 사고 수습에 최선을 다한후 보고하여 조치를 지시 받아야 한다</text:span></text:p>
      <text:p text:style-name="바탕글"><text:span>  다. 소속장 이라함은 직원이 소속하는 부서의 부, 실장급 직위에 있는 직원을 말한다</text:span></text:p>
      <text:p text:style-name="바탕글"><text:span>  라. 직원은 학력 또는 업무능력을 이유로 교육, 전보, 승진, 정년, 퇴직, 해고, 임금등 근로조건상의 차별대우</text:span></text:p>
      <text:p text:style-name="바탕글"><text:span>     를 받지 아니한다</text:span></text:p>
      <text:p text:style-name="바탕글"/>
      <text:p text:style-name="바탕글"><text:span>9. 다음은 직원의 근무시간 및 휴게시간에 대한 설명이다 잘못된 것은(다)</text:span></text:p>
      <text:p text:style-name="바탕글"><text:span>  가. 실근무시간은 휴게시간(수면시간 포함)을 제외하고 1일 8시간을 원칙으로 하되, 필요에 따라 1주일에 56</text:span></text:p>
      <text:p text:style-name="바탕글"><text:span>     사간 까지 근무하게 할 수 있다</text:span></text:p>
      <text:p text:style-name="바탕글"><text:span>  나. 특수근무자의 실근무시간은 1당무(사업)당 10시간 이내로 한다</text:span></text:p>
      <text:p text:style-name="바탕글"><text:span>  다. 야간격일제 근무자의 실근무시간은  매일 19시부터 익일 9시까지로 한다</text:span></text:p>
      <text:p text:style-name="바탕글"><text:span>  라. 교번근무자의 실근무시간은 승무원 근무표에의하되 실승무시간. 대기시간 및 준비 정리시간을 포함한다</text:span></text:p>
      <text:p text:style-name="바탕글"/>
      <text:p text:style-name="바탕글"><text:span>10. 우리공단 취업규칙상 1주일 근무할수 있는 최대근무시간은(라)</text:span></text:p>
      <text:p text:style-name="바탕글"><text:span>  가. 48시간          나. 52시간          다. 54시간         라. 56시간</text:span></text:p>
      <text:p text:style-name="바탕글"/>
      <text:p text:style-name="바탕글"><text:span>11. 3조 2교대 근무자의 야간근무의 종업시각부터 익일 주간근무의 시업시각까지를 무엇이라 하는가(다)</text:span></text:p>
      <text:p text:style-name="바탕글"><text:span>  가. 비번          나. 휴무          다. 휴일          라. 당비</text:span></text:p>
      <text:p text:style-name="바탕글"/>
      <text:p text:style-name="바탕글"><text:span>12. 다음은 직원의 근무시간 및 휴게시간에 대한 설명이다 잘못된 것은(다)</text:span></text:p>
      <text:p text:style-name="바탕글"><text:span>  가. 통상근무자의 근무시간중 휴게시간은 12시부터 1시간으로 한다</text:span></text:p>
      <text:p text:style-name="바탕글"><text:span>  나. 3조 2교대 및 야갼격일제 근무자의 휴게시간은 주간근무의 경우 1시간, 야간근무의 경우 4시간(수면시간</text:span></text:p>
      <text:p text:style-name="바탕글"><text:span>     포함)의 범위내에서 현업기관의 장이 조정하여 운영할수 있다</text:span></text:p>
      <text:p text:style-name="바탕글"><text:span>  다. 휴게시간은 공단의 질서와 규율을 문란케 아니하는 범위내에서 장소에 구애됨이 없이 자유로이 이용</text:span></text:p>
      <text:p text:style-name="바탕글"><text:span>     할 수 있다</text:span></text:p>
      <text:p text:style-name="바탕글"><text:span>  라. 공단은 업무형평상 필요한 경우에는 소정의 근무시간 외에도 연장근무, 야간근무 및 휴일근무를 명할수 </text:span></text:p>
      <text:p text:style-name="바탕글"><text:span>     있으며 직원은 이에따라 근무하여야 한다</text:span></text:p>
      <text:p text:style-name="바탕글"/>
      <text:p text:style-name="바탕글"><text:span>13. 다음은 직원의 출근 및 결근에 대한설명이다. 잘못된것은?(라)</text:span></text:p>
      <text:p text:style-name="바탕글"><text:span>  가. 직원이 휴가이외의 부득이한 사유로 결근하고자 할 때에는 결근전일 종업시각까지 그 사유 및 결근 예</text:span></text:p>
      <text:p text:style-name="바탕글"><text:span>     정일수를 기재한 결근계와 증빙서류를 출근부에 첨부하여 소속장에게 승인을 얻은 경우에 한하여 유계결</text:span></text:p>
      <text:p text:style-name="바탕글"><text:span>     근으로 한다</text:span></text:p>
      <text:p text:style-name="바탕글"><text:span>  나. 긴급 불가피한 사유로 결근계와 증빙서류를 사전제출을 하지 못한 경우에는 전화, 전언 기타 방법으로 </text:span></text:p>
      <text:p text:style-name="바탕글"><text:span>     소속장에게 조속히 연락하고 익일 시업시각 이후 3시간 이내에 결근계를 제출하여야 하며 그러하지 않을</text:span></text:p>
      <text:p text:style-name="바탕글"><text:span>     경우 무계결근으로 처리한다. 결근사유가 불분명하거나 허위일 경우에도 같다</text:span></text:p>
      <text:p text:style-name="바탕글"><text:span>  다. 결근자의 계속 결근기간중의 휴일은 결근일수로 본다</text:span></text:p>
      <text:p text:style-name="바탕글"><text:span>  라. 출근부는 근태관리부서에서 총괄 관리하여야 한다</text:span></text:p>
      <text:p text:style-name="바탕글"/>
      <text:p text:style-name="바탕글"><text:span>14. 다음은 직원의 출장 및 결근에 다한 설명이다. 잘못된 것은(라)</text:span></text:p>
      <text:p text:style-name="바탕글"><text:span>  가. 불가항력에 의하여 지각한 것을 인정할 수 있는 경우에는 지각으로 취급하지 아니하다.</text:span></text:p>
      <text:p text:style-name="바탕글"><text:span>  나. 직원은 부득이한 사유로 조퇴하고자 하는 때에는 소속장의 허가를 받아야 한다</text:span></text:p>
      <text:p text:style-name="바탕글"><text:span>  다. 직원의 사용외출시간은 3시간을 원칙으로 하되 필요에 따라 소속장의 허가를 받아 연장할 수 있다</text:span></text:p>
      <text:p text:style-name="바탕글"><text:span>  라. 직원이 근무시간중 외출하는 때에는 외출부 또는 외출허가원에 의하여 소속장의 허가를 받아야 한다. 다</text:span></text:p>
      <text:p text:style-name="바탕글"><text:span>      만 긴급을 요하는 외출은 구두로 허가받아 연장할 수 있다</text:span></text:p>
      <text:p text:style-name="바탕글"/>
      <text:p text:style-name="바탕글"><text:span>15. 다음은 우리공단의 휴가에 관련된 설명이다 틀린 것은?(라)</text:span></text:p>
      <text:p text:style-name="바탕글"><text:span>  가. 주휴일을 제외한 유급휴일이 상호 중복될 경우, 휴무는 1일만 실시하되 미휴무일수에 대하여는 수당을 </text:span></text:p>
      <text:p text:style-name="바탕글"><text:span>     지급한다</text:span></text:p>
      <text:p text:style-name="바탕글"><text:span>  나. 근로자의 날은 유급휴일이다</text:span></text:p>
      <text:p text:style-name="바탕글"><text:span>  다. </text:span><text:span>산전산후휴가는 </text:span><text:span text:style-name="p85-1-3">90일이며, 다만, 산후 45일이상이 확보되도록 하여야 하며 60일</text:span><text:span text:style-name="p85-1-4">을 초과하는 </text:span></text:p>
      <text:p text:style-name="바탕글"><text:span text:style-name="p86-1-1">     휴가일수에 대한 보수는 </text:span><text:span text:style-name="p86-1-2">고용보험법이 정하는 바에 의한다</text:span></text:p>
      <text:p text:style-name="바탕글"><text:span>  라. 생후 1년미만의 유아를 가진 여직원의 청구가 있을 때에는 1일 3회 각 각 30분의 유급수유 시간을 부여</text:span></text:p>
      <text:p text:style-name="바탕글"><text:span>     한다</text:span></text:p>
      <text:p text:style-name="바탕글"/>
      <text:p text:style-name="바탕글"><text:span>16. 다음 근로기준법이 정하는 바에 의하여 받는 유급휴가는(가)</text:span></text:p>
      <text:p text:style-name="바탕글"><text:span>  가. 생리휴가         나. 병가          다. 청원휴가          라. 연중휴가</text:span></text:p>
      <text:p text:style-name="바탕글"/>
      <text:p text:style-name="바탕글"><text:span>17.  다음 근로기준법이 정하는 바에 의하여 받는 유급휴가는(가)</text:span></text:p>
      <text:p text:style-name="바탕글"><text:span>  가. 산전산후휴가         나. 병가        다. 공가        라. 퇴직휴가</text:span></text:p>
      <text:p text:style-name="바탕글"/>
      <text:p text:style-name="바탕글"><text:span>18. 다음중 근로기준법상의 휴가 이외에 직원에게 줄 수 있는 특별유급 휴가의 종류가 아닌것은(다)</text:span></text:p>
      <text:p text:style-name="바탕글"><text:span>  가. 병가        나. 청원휴가        다. 월차휴가       라. 특별휴가</text:span></text:p>
      <text:p text:style-name="바탕글"/>
      <text:p text:style-name="바탕글"><text:span>19. 다음 근로기준법상의 휴가 이외에 직원에게 줄 수 있는 특별유급 휴가가 아닌것은(가)</text:span></text:p>
      <text:p text:style-name="바탕글"><text:span>  가. 생리휴가        나. 병가        다. 위로휴가        라. 포상휴가</text:span></text:p>
      <text:p text:style-name="바탕글"/>
      <text:p text:style-name="바탕글"><text:span>20. 다음 근로기준법상의 휴가 이외에 직원에게 줄 수 있는 특별유급 휴가가 아닌것은(라)</text:span></text:p>
      <text:p text:style-name="바탕글"><text:span>  가. 청원휴가       나. 퇴직휴가       다. 연중휴가       라. 산전산후휴가</text:span></text:p>
      <text:p text:style-name="바탕글"/>
      <text:p text:style-name="바탕글"><text:span>21. 다음중 이사장이 필요하다고 인정하는 경우에 하가할 수 있는 특별유급 휴가는 (라)</text:span></text:p>
      <text:p text:style-name="바탕글"><text:span>  가. 퇴직휴가       나. 위로휴가        다. 포상휴가        라. 특별휴가</text:span></text:p>
      <text:p text:style-name="바탕글"/>
      <text:p text:style-name="바탕글"><text:span>22. 다음중 특별 유급 휴가의 종류에 해당하지 않는 것은(라)</text:span></text:p>
      <text:p text:style-name="바탕글"><text:span>  가. 청원휴가        나. 위로휴가        다. 연중휴가        라. 근로자의 날</text:span></text:p>
      <text:p text:style-name="바탕글"/>
      <text:p text:style-name="바탕글"><text:span>23.  다음중 특별 유급 휴가 종류에 해당하는 것은(라)</text:span></text:p>
      <text:p text:style-name="바탕글"><text:span>  가. 공단창립기념일     나. 노동조합창립일     다. 근로자의 날     라. 위로휴가</text:span></text:p>
      <text:p text:style-name="바탕글"/>
      <text:p text:style-name="바탕글"><text:span>24. 다음은 년월차 휴가에 대한 설명이다 틀린 것은 (라)</text:span></text:p>
      <text:p text:style-name="바탕글"><text:span>  가. 년간 개근직원에게는 10일, 년간 9할이상 출근직원에게는 8일의 년차유급휴가를 준다</text:span></text:p>
      <text:p text:style-name="바탕글"><text:span>  나. 2년이상 근속한 직원에 대하여는 1년을 초과하는 근무년수 매 1년에 대하여 10일이 기본 년차유급 휴가</text:span></text:p>
      <text:p text:style-name="바탕글"><text:span>     일수에 1일을 가산하되, 휴가 총일수가 20일을 초과하는 기간에 대하여는 휴가수당을 지급하고 휴가를 </text:span></text:p>
      <text:p text:style-name="바탕글"><text:span>     주지 아니할수 있다</text:span></text:p>
      <text:p text:style-name="바탕글"><text:span>  다. 휴가는 직원의 자유의사에 따라 1년간에 한하여 적치하여 사용하거나 분할 사용할수 있다</text:span></text:p>
      <text:p text:style-name="바탕글"><text:span>  라. 부상 또는 질병으로 휴직한 기간과 취업규칙에 정한 휴일 및  휴가기간은 출근한 것으로 본다</text:span></text:p>
      <text:p text:style-name="바탕글"/>
      <text:p text:style-name="바탕글"><text:span>25. 다음은 연 월차휴가에 대한 설명이다 틀린 것은 (나)</text:span></text:p>
      <text:p text:style-name="바탕글"><text:span>  가. 월간 개근 직원에게는 1일의 월차 유급휴가를 준다</text:span></text:p>
      <text:p text:style-name="바탕글"><text:span>  나. 연 월차휴가는 직원의 자유의사에따라 사용하므로 공단은 이의 사용을 제한하여서는 아니된다</text:span></text:p>
      <text:p text:style-name="바탕글"><text:span>  다. 월차휴가 계산기간은 매월 1일부터 당월 말일까지로 하고 연차휴가의 계산기간은 1월 1일부터 12월말일 </text:span></text:p>
      <text:p text:style-name="바탕글"><text:span>      까지로 한다</text:span></text:p>
      <text:p text:style-name="바탕글"><text:span>  라. 연 월차휴가 계산기간중 유계(무계)결근, 직위해제, 정직 또는 휴직이 없는 경우를 개근이라 한다</text:span></text:p>
      <text:p text:style-name="바탕글"/>
      <text:p text:style-name="바탕글"><text:span>26. 다음은 휴가의 신청 및 허가에 대한 설명이다 잘못된것은(라)</text:span></text:p>
      <text:p text:style-name="바탕글"><text:span>  가. 휴가를 얻고자 하는 직원은 출근부에 휴가 사유를 증명하는 서류를 첨부하여 결재를 받아야 한다</text:span></text:p>
      <text:p text:style-name="바탕글"><text:span>  나. 청원휴가중 경조사의 경우에는 소속장이 확인한 알림장(청첩, 부고)으로 증빙서류를 대신 할수있다</text:span></text:p>
      <text:p text:style-name="바탕글"><text:span>  다. 생리휴가, 연월차휴가, 효도휴가의 경우에는 증빙서류 첨부를 생략 할 수 있다</text:span></text:p>
      <text:p text:style-name="바탕글"><text:span>  라. 부득이한 사정으로 본인이 휴가사유를 증명하는 서류를 계출하지 못할때에는 다른직원이 대리로 계출할</text:span></text:p>
      <text:p text:style-name="바탕글"><text:span>     수 있다</text:span></text:p>
      <text:p text:style-name="바탕글"/>
      <text:p text:style-name="바탕글"><text:span>27. 다음중 휴가의 신청 및 허가에 있어 관련증빙서류의 첨부를 생략할수 있는 것은(가)</text:span></text:p>
      <text:p text:style-name="바탕글"><text:span>  가. 효도휴가        나. 공가        다. 퇴직휴가        라. 특별휴가</text:span></text:p>
      <text:p text:style-name="바탕글"/>
      <text:p text:style-name="바탕글"><text:span>28. 다음중 공가가 될 수 없는 것은(나)</text:span></text:p>
      <text:p text:style-name="바탕글"><text:span>  가. 법률의 규정에 의하여 투표에 참가할 때              나. 국가기관에 소환된 때</text:span></text:p>
      <text:p text:style-name="바탕글"><text:span>  다. 천재지변등 부득이한 사유로  출근이 불가능한 때  </text:span></text:p>
      <text:p text:style-name="바탕글"><text:span>  라. 국가기관, 지방자치단체 또는 공공단체의 장의 요청에 의하여 특정한 행사에 참가할 때</text:span></text:p>
      <text:p text:style-name="바탕글"/>
      <text:p text:style-name="바탕글"><text:span>29. 직원이 업무상 부상 또는 질병으로 인하여 휴가를 얻고자 할 경우 연누계 얼마의 범위내에서 병가를 허가</text:span></text:p>
      <text:p text:style-name="바탕글"><text:span>   할 수있나(다)</text:span></text:p>
      <text:p text:style-name="바탕글"><text:span>   가. 60일          나. 90일          다. 6월          라. 12월</text:span></text:p>
      <text:p text:style-name="바탕글"/>
      <text:p text:style-name="바탕글"><text:span>30. 계속하여 몇일이상의 병가를 얻고자 할 경우에(그 증상 및 치료 기간을 명시한다) 의사의 진단서를 재출하</text:span></text:p>
      <text:p text:style-name="바탕글"><text:span>   여야 하는가(다)</text:span></text:p>
      <text:p text:style-name="바탕글"><text:span>  가. 3일          나. 5일          다. 7일          라. 10일</text:span></text:p>
      <text:p text:style-name="바탕글"/>
      <text:p text:style-name="바탕글"><text:span>31. 직원에 대한 포상휴가 허가가능 일수는(다)</text:span></text:p>
      <text:p text:style-name="바탕글"><text:span>  가. 3일이내        나. 5일이내        다. 7일이내        라. 10일이내</text:span></text:p>
      <text:p text:style-name="바탕글"/>
      <text:p text:style-name="바탕글"><text:span>32. 다음 청원휴가일수 중 맞지 않는 것은(가)</text:span></text:p>
      <text:p text:style-name="바탕글"><text:span>  가. 본인 또는 배우자의 회갑-5일            나. 본인의 외조부모 사망-5일</text:span></text:p>
      <text:p text:style-name="바탕글"><text:span>  다. 수재 또는 화재든 중대재해시-5일        라. 배우자 사망-7일</text:span></text:p>
      <text:p text:style-name="바탕글"/>
      <text:p text:style-name="바탕글"><text:span>34. 다음의 청원휴가 시행 일수중 맞지 않는것은(라)</text:span></text:p>
      <text:p text:style-name="바탕글"><text:span>  가. 본인 또는 배우자의 부모 탈상-2일     나. 자녀결혼-3일</text:span></text:p>
      <text:p text:style-name="바탕글"><text:span>  다. 형수, 계수사망-3일                   </text:span><text:span>라. 방송통신대학 출석수업 일수- 휴가일수를 초과한</text:span></text:p>
      <text:p text:style-name="바탕글"/>
      <text:p text:style-name="바탕글"><text:span>35. 다음의 청원휴가 일수중 맞지 않는 것은(다)</text:span></text:p>
      <text:p text:style-name="바탕글"><text:span>  가. 본인 또는 배우자의 형제자매의 결혼-2일</text:span></text:p>
      <text:p text:style-name="바탕글"><text:span>  나. 본인 또는 배우자의 조부모(시조부모 포함) 및 자녀사망-5일</text:span></text:p>
      <text:p text:style-name="바탕글"><text:span>  다. 본인 또는 배우자의 백숙부모 및 형제자매(배우자 포함) 사망-2일</text:span></text:p>
      <text:p text:style-name="바탕글"><text:span>  라. 본인 또는 배우자의 부모 회갑-3일</text:span></text:p>
      <text:p text:style-name="바탕글"/>
      <text:p text:style-name="바탕글"><text:span>36. 다음은 우리공단의 휴가 및 출장에 대한 설명이다 틀린 것은 (가)</text:span></text:p>
      <text:p text:style-name="바탕글"><text:span>  가. 직원이 정년퇴직이나 명예퇴직을 할 경우 퇘직예정일전 1개월이 되는날로부터 퇴직예정일 전일까지 퇴</text:span></text:p>
      <text:p text:style-name="바탕글"><text:span>     직휴가를 줄수 있다, 다만 공단발전에 현저한 공이있는 경우는 인사위원회의 의결로 퇴직예정일전 2개월</text:span></text:p>
      <text:p text:style-name="바탕글"><text:span>     간의 기간에 한하여 퇴직휴가를 줄 수 있다</text:span></text:p>
      <text:p text:style-name="바탕글"><text:span>  나. 열차운전중 본인의 귀책사유가 아닌 사고로 사망자가 발생하였을 때에는 3일간의 위로휴가를 부여할수 </text:span></text:p>
      <text:p text:style-name="바탕글"><text:span>     있다</text:span></text:p>
      <text:p text:style-name="바탕글"><text:span>  다. 직원이 출장중 용무지 또는 일정의 변경이 필요한 때에는 반드시 그 사유를 보고하여 상사의 지시를 받</text:span></text:p>
      <text:p text:style-name="바탕글"><text:span>     아야 하며, 귀임 즉시 사후승인을 받아야 한다</text:span></text:p>
      <text:p text:style-name="바탕글"><text:span>  라. 청원휴가를 제외한 휴가에 대하여는 휴가기간중의 공휴일수는 휴가일수에 산입한다</text:span></text:p>
      <text:p text:style-name="바탕글"/>
      <text:p text:style-name="바탕글"><text:span>37. 청원휴가의 경우 행선지가 교통이 불편한 도서지방이거나 대중교통수단으로 왕복 몇시간 이상 소요될 경</text:span></text:p>
      <text:p text:style-name="바탕글"><text:span>   우에 왕복여정을 감안하여 휴가일수는 1일을 가산할 수 있는가</text:span></text:p>
      <text:p text:style-name="바탕글"><text:span>  가. 6시간          나. 10시간          다. 12시간          라. 14시간</text:span></text:p>
      <text:p text:style-name="바탕글"/>
      <text:p text:style-name="바탕글"><text:span>38. 공가의 경우 행선지가 대중교통수단으로 편도 몇시간 이상 소요될 경우에 공가일수에 1일을 가산 하는가</text:span></text:p>
      <text:p text:style-name="바탕글"><text:span>  가. 4시간          나. 6시간          다. 7시간          라. 8시간</text:span></text:p>
      <text:p text:style-name="바탕글"/>
      <text:p text:style-name="바탕글"><text:span>39. 다음은 직원의 직무수행을 위하여 출장할 때에 대한 설명이다 맞는 것은(나)</text:span></text:p>
      <text:p text:style-name="바탕글"><text:span>  가. 업무상 긴급을 요하는 출장은 출장명령을 받지 아니하고 구두로 허가 받을수 있다</text:span></text:p>
      <text:p text:style-name="바탕글"><text:span>  나. 출장직원에 대하여는 보수규정이 정하는 바에 따라 출장여비를 지급한다</text:span></text:p>
      <text:p text:style-name="바탕글"><text:span>  다. 출장직원이 귀임하였을 때에는 지체없이 복명서를 제출하여야 한다, 다만 경미하거나 비밀에 속하는 사</text:span></text:p>
      <text:p text:style-name="바탕글"><text:span>     항은 구두로 할수있다</text:span></text:p>
      <text:p text:style-name="바탕글"><text:span>  라. 출장명령을 받은 직원이 수령기일에 출장할수 없을 때에는 출장중에 반드시 그사유를 보고하여 상사의 </text:span></text:p>
      <text:p text:style-name="바탕글"><text:span>     지시를 받아야하며, 귀임즉시 사후승인을 받아야 한다</text:span></text:p>
      <text:p text:style-name="바탕글"/>
      <text:p text:style-name="바탕글"><text:span>40. 다음은 직원의 휴직에 관한 설명이다 잘못된 것은 (다)</text:span></text:p>
      <text:p text:style-name="바탕글"><text:span>  가. 직원의 휴직에 관한 사항은 인사규정이 정하는 바에 의한다</text:span></text:p>
      <text:p text:style-name="바탕글"><text:span>  나. 휴직기간중에는 직원으로서의 신분을 보유하나 직무에 종사하지 못한다</text:span></text:p>
      <text:p text:style-name="바탕글"><text:span>  다. 휴직기간이 만료되거나 휴직사유가 소멸된 때에는 해당 직원은 자동 복직된다</text:span></text:p>
      <text:p text:style-name="바탕글"><text:span>  라. 휴직기간중의 보수에 관하여는 보수규정이 정하는 바에 따른다</text:span></text:p>
      <text:p text:style-name="바탕글"/>
      <text:p text:style-name="바탕글"><text:span>41. 직원이 휴직, 직위해제 또는 근무상 변동이 있을때에는 몇일이내에 사무인계서를 작성하여 후임자에게 인</text:span></text:p>
      <text:p text:style-name="바탕글"><text:span>   계하여야 하나 다)</text:span></text:p>
      <text:p text:style-name="바탕글"><text:span>  가. 2일          나. 3일          다. 5일          라. 7일</text:span></text:p>
      <text:p text:style-name="바탕글"/>
      <text:p text:style-name="바탕글"><text:span>42. 사무인계에 관한 설명중 틀린것은(가)</text:span></text:p>
      <text:p text:style-name="바탕글"><text:span>  가. 직원이 휴직, 직위해제 또는 근무상 변동이 있는 때에는 7일 이내에 사무인계서를 작성하여 후임자에게 </text:span></text:p>
      <text:p text:style-name="바탕글"><text:span>     인계 하여야 한다</text:span></text:p>
      <text:p text:style-name="바탕글"><text:span>  나. 보직자가 아닌 직원에 대하여는 업무의 성질에 따라 사무인계서 작성을 생략할수 있다</text:span></text:p>
      <text:p text:style-name="바탕글"><text:span>  다.  인계서에는 담당사무의 서류, 비품, 업무의 개요등을 명기하여야 한다</text:span></text:p>
      <text:p text:style-name="바탕글"><text:span>  라. 금전, 물품 등을 인계하는 때에는 그 현상을 명확히 하고 필요에 따라 입회인이 입회토록 한다</text:span></text:p>
      <text:p text:style-name="바탕글"/>
      <text:p text:style-name="바탕글"><text:span>43. 취업규칙에 대한 설명중 틀린 것은 (라)</text:span></text:p>
      <text:p text:style-name="바탕글"><text:span>  가. 임용권자가 정년퇴직과 사직의 허가를 받았을 때를 제외한 경우에 직원을 해고하고자 할 때에는 근로기</text:span></text:p>
      <text:p text:style-name="바탕글"><text:span>     준법이 정하는 바에 따라 예고를 하여야 한다</text:span></text:p>
      <text:p text:style-name="바탕글"><text:span>  나. 직원은 채용시와 채용후 년 1회 이상 공단의 지시에 따라 건강진단을 받아야 한다</text:span></text:p>
      <text:p text:style-name="바탕글"><text:span>  다. 직원이 중대한 과실로 인한 업무상 상병에 대하여는 그 과실책임에 대한 노동위원회의 인정을 받아 휴 </text:span></text:p>
      <text:p text:style-name="바탕글"><text:span>     업보상 및 장해보상을 하지 않을 수 있다</text:span></text:p>
      <text:p text:style-name="바탕글"><text:span>  라. 직원의 업무상 상병과 업무상 사망에 대하여 보상을 받을 작 같은 사유로 민법 기타 범령에 의해 재해</text:span></text:p>
      <text:p text:style-name="바탕글"><text:span>     보상에 상당한 금품을 받은 때에는 공단은 보상책임이 전액 면제된다</text:span></text:p>
      <text:p text:style-name="바탕글"/>
      <text:p text:style-name="바탕글"><text:span>44.다음은 취업규칙 중 재해보상에 관한 사항이다 잘못 설명된 것은 가</text:span></text:p>
      <text:p text:style-name="바탕글"><text:span>  가. 공단은 직원의 상병에 대하여 그 기간중 근로기준법이 정하는 바에 의하여 치료비와 법정보상을 행하여 </text:span></text:p>
      <text:p text:style-name="바탕글"><text:span>     야 한다</text:span></text:p>
      <text:p text:style-name="바탕글"><text:span>  나. 직원의 중대한 과실로 인한 업무상 상병에 대하여는 그 과실 책임에 대한 노동위원회의 인정을 받아 휴</text:span></text:p>
      <text:p text:style-name="바탕글"><text:span>     업보상 및 장해보상을 하지 아니할수 있다</text:span></text:p>
      <text:p text:style-name="바탕글"><text:span>  다. 직원이 업무상 사망한 경우에는 근로기준법 및 공단의  관계규정이 정하는 바에 따라 유족보상 및 장례</text:span></text:p>
      <text:p text:style-name="바탕글"><text:span>     비를 지급한다</text:span></text:p>
      <text:p text:style-name="바탕글"><text:span>  라. 보상을 받을자가 같은 사유로 민법 기타 법령에 의하여 재해보상에 상당한 금품을 받은 때에는 그 비용</text:span></text:p>
      <text:p text:style-name="바탕글"><text:span>     의 한도내에서 보상책임을 면한다</text:span></text:p>
      <text:p text:style-name="바탕글"/>
      <text:p text:style-name="바탕글"><text:span>45. 업무상 부상 또는 질병으로 인한 병가 이외의 병가에 대한 허가가능 일수는(나) </text:span></text:p>
      <text:p text:style-name="바탕글"><text:span>  가. 연누계 6월이내      나. 연누계 60일이내      다. 연누계 30일이내      라. 연누계 90일이내</text:span></text:p>
      <text:p text:style-name="바탕글"/>
      <text:p text:style-name="바탕글"><text:span>46. 다음중 공가를 받을 수 있는 경우가 아닌 것은(라)</text:span></text:p>
      <text:p text:style-name="바탕글"><text:span>  가. 병역검사나 소집 또는 검열, 점호등에 응하거나 동원 또는 훈련에 참가한 때</text:span></text:p>
      <text:p text:style-name="바탕글"><text:span>  나. 군징병검사 및 단기교육 소집명령을 받은 때</text:span></text:p>
      <text:p text:style-name="바탕글"><text:span>  다. 공무로 국가기관에 소환된 때</text:span></text:p>
      <text:p text:style-name="바탕글"><text:span>  라. 국가기술자격증 소지자가 법정교육을 받는 모든 경우</text:span></text:p>
      <text:p text:style-name="바탕글"/>
      <text:p text:style-name="바탕글"/>
      <text:p text:style-name="바탕글"/>
      <table:table table:style-name="Table-1">
        <table:table-column table:number-columns-repeated="2"/>
        <table:table-row>
          <table:table-cell table:style-name="Table-1-1-1" table:number-columns-spanned="2" table:number-rows-spanned="1">
            <text:p text:style-name="Paragraph-241"><text:span text:style-name="p241-1-1">취업규칙 정답</text:span></text:p>
          </table:table-cell>
        </table:table-row>
        <table:table-row>
          <table:table-cell table:style-name="Table-1-2-1" table:number-columns-spanned="1" table:number-rows-spanned="1">
            <text:p text:style-name="Paragraph-242"><text:span>NO</text:span></text:p>
          </table:table-cell>
          <table:table-cell table:style-name="Table-1-2-2" table:number-columns-spanned="1" table:number-rows-spanned="1">
            <text:p text:style-name="Paragraph-243"><text:span>정답(해설)</text:span></text:p>
          </table:table-cell>
        </table:table-row>
        <table:table-row>
          <table:table-cell table:style-name="Table-1-3-1" table:number-columns-spanned="1" table:number-rows-spanned="1">
            <text:p text:style-name="Paragraph-244"><text:span>1</text:span></text:p>
          </table:table-cell>
          <table:table-cell table:style-name="Table-1-3-2" table:number-columns-spanned="1" table:number-rows-spanned="1">
            <text:p text:style-name="Paragraph-245"><text:span> 라</text:span></text:p>
          </table:table-cell>
        </table:table-row>
        <table:table-row>
          <table:table-cell table:style-name="Table-1-4-1" table:number-columns-spanned="1" table:number-rows-spanned="1">
            <text:p text:style-name="Paragraph-246"><text:span>2</text:span></text:p>
          </table:table-cell>
          <table:table-cell table:style-name="Table-1-4-2" table:number-columns-spanned="1" table:number-rows-spanned="1">
            <text:p text:style-name="Paragraph-247"><text:span> 다</text:span></text:p>
          </table:table-cell>
        </table:table-row>
        <table:table-row>
          <table:table-cell table:style-name="Table-1-5-1" table:number-columns-spanned="1" table:number-rows-spanned="1">
            <text:p text:style-name="Paragraph-248"><text:span>3</text:span></text:p>
          </table:table-cell>
          <table:table-cell table:style-name="Table-1-5-2" table:number-columns-spanned="1" table:number-rows-spanned="1">
            <text:p text:style-name="Paragraph-249"><text:span> 다</text:span></text:p>
          </table:table-cell>
        </table:table-row>
        <table:table-row>
          <table:table-cell table:style-name="Table-1-6-1" table:number-columns-spanned="1" table:number-rows-spanned="1">
            <text:p text:style-name="Paragraph-250"><text:span>4</text:span></text:p>
          </table:table-cell>
          <table:table-cell table:style-name="Table-1-6-2" table:number-columns-spanned="1" table:number-rows-spanned="1">
            <text:p text:style-name="Paragraph-251"><text:span> 가 * 사적으로</text:span><text:span>→</text:span><text:span>직무와 관련하여 직접 또는 간접으로</text:span></text:p>
          </table:table-cell>
        </table:table-row>
        <table:table-row>
          <table:table-cell table:style-name="Table-1-7-1" table:number-columns-spanned="1" table:number-rows-spanned="1">
            <text:p text:style-name="Paragraph-252"><text:span>5</text:span></text:p>
          </table:table-cell>
          <table:table-cell table:style-name="Table-1-7-2" table:number-columns-spanned="1" table:number-rows-spanned="1">
            <text:p text:style-name="Paragraph-253"><text:span> 다 * 공단의 승인없이 타업무에 종사하는 행위</text:span></text:p>
          </table:table-cell>
        </table:table-row>
        <table:table-row>
          <table:table-cell table:style-name="Table-1-8-1" table:number-columns-spanned="1" table:number-rows-spanned="1">
            <text:p text:style-name="Paragraph-254"><text:span>6</text:span></text:p>
          </table:table-cell>
          <table:table-cell table:style-name="Table-1-8-2" table:number-columns-spanned="1" table:number-rows-spanned="1">
            <text:p text:style-name="Paragraph-255"><text:span> 가 * 인사에 관한 제반사항을 규정함으로써 합리적이고 능률적인 직무를 수행하게함을 목적으로 한다</text:span></text:p>
            <text:p text:style-name="Paragraph-256"><text:span>      →</text:span><text:span>취업에 관한 제반사항을 규정하여 공단이 발전에 기여하는 인재를 확보함을 목적으로 한다</text:span></text:p>
          </table:table-cell>
        </table:table-row>
        <table:table-row>
          <table:table-cell table:style-name="Table-1-9-1" table:number-columns-spanned="1" table:number-rows-spanned="1">
            <text:p text:style-name="Paragraph-257"><text:span>7</text:span></text:p>
          </table:table-cell>
          <table:table-cell table:style-name="Table-1-9-2" table:number-columns-spanned="1" table:number-rows-spanned="1">
            <text:p text:style-name="Paragraph-258"><text:span> 다 * 고의 또는 과실로</text:span><text:span>→</text:span><text:span>고의 또는 중과실로</text:span></text:p>
          </table:table-cell>
        </table:table-row>
        <table:table-row>
          <table:table-cell table:style-name="Table-1-10-1" table:number-columns-spanned="1" table:number-rows-spanned="1">
            <text:p text:style-name="Paragraph-259"><text:span>8</text:span></text:p>
          </table:table-cell>
          <table:table-cell table:style-name="Table-1-10-2" table:number-columns-spanned="1" table:number-rows-spanned="1">
            <text:p text:style-name="Paragraph-260"><text:span> 가 * 가. 사소수습에 최선을 다한후 보고하여</text:span><text:span>→</text:span><text:span>지체없이 보고하여, 나. 부, 실상급 직위</text:span><text:span>→</text:span><text:span>원, 처, 실 및 </text:span></text:p>
            <text:p text:style-name="Paragraph-261"><text:span>      현업기관의 장의 직위, 라. 학력 또는 업무능력을 이유로</text:span><text:span>→</text:span><text:span>성별, 신앙 또는 사회적 신분을 이유로</text:span></text:p>
          </table:table-cell>
        </table:table-row>
        <table:table-row>
          <table:table-cell table:style-name="Table-1-11-1" table:number-columns-spanned="1" table:number-rows-spanned="1">
            <text:p text:style-name="Paragraph-262"><text:span>9</text:span></text:p>
          </table:table-cell>
          <table:table-cell table:style-name="Table-1-11-2" table:number-columns-spanned="1" table:number-rows-spanned="1">
            <text:p text:style-name="Paragraph-263"><text:span> 다 * 매일</text:span><text:span>→</text:span><text:span>격일로</text:span></text:p>
          </table:table-cell>
        </table:table-row>
        <table:table-row>
          <table:table-cell table:style-name="Table-1-12-1" table:number-columns-spanned="1" table:number-rows-spanned="1">
            <text:p text:style-name="Paragraph-264"><text:span>10</text:span></text:p>
          </table:table-cell>
          <table:table-cell table:style-name="Table-1-12-2" table:number-columns-spanned="1" table:number-rows-spanned="1">
            <text:p text:style-name="Paragraph-265"><text:span> 라</text:span></text:p>
          </table:table-cell>
        </table:table-row>
        <table:table-row>
          <table:table-cell table:style-name="Table-1-13-1" table:number-columns-spanned="1" table:number-rows-spanned="1">
            <text:p text:style-name="Paragraph-266"><text:span>11</text:span></text:p>
          </table:table-cell>
          <table:table-cell table:style-name="Table-1-13-2" table:number-columns-spanned="1" table:number-rows-spanned="1">
            <text:p text:style-name="Paragraph-267"><text:span> 다</text:span></text:p>
          </table:table-cell>
        </table:table-row>
        <table:table-row>
          <table:table-cell table:style-name="Table-1-14-1" table:number-columns-spanned="1" table:number-rows-spanned="1">
            <text:p text:style-name="Paragraph-268"><text:span>12</text:span></text:p>
          </table:table-cell>
          <table:table-cell table:style-name="Table-1-14-2" table:number-columns-spanned="1" table:number-rows-spanned="1">
            <text:p text:style-name="Paragraph-269"><text:span> 다 * 장소구애됨이 없이</text:span><text:span>→</text:span><text:span>공단내에서, 가. 12시부터 1시간-(중식시간), 나. 현업기관의 장-(소속장)</text:span></text:p>
          </table:table-cell>
        </table:table-row>
        <table:table-row>
          <table:table-cell table:style-name="Table-1-15-1" table:number-columns-spanned="1" table:number-rows-spanned="1">
            <text:p text:style-name="Paragraph-270"><text:span>13</text:span></text:p>
          </table:table-cell>
          <table:table-cell table:style-name="Table-1-15-2" table:number-columns-spanned="1" table:number-rows-spanned="1">
            <text:p text:style-name="Paragraph-271"><text:span> 라 * 하여야 한다</text:span><text:span>→</text:span><text:span>하거나 소속장의 책임하에 각부서(현업분소포함)별로 관리하게 할수있다</text:span></text:p>
          </table:table-cell>
        </table:table-row>
        <table:table-row>
          <table:table-cell table:style-name="Table-1-16-1" table:number-columns-spanned="1" table:number-rows-spanned="1">
            <text:p text:style-name="Paragraph-272"><text:span>14</text:span></text:p>
          </table:table-cell>
          <table:table-cell table:style-name="Table-1-16-2" table:number-columns-spanned="1" table:number-rows-spanned="1">
            <text:p text:style-name="Paragraph-273"><text:span> 라 * 긴급을 요하는 외출</text:span><text:span>→</text:span><text:span>업무상 긴급을 요하는 외출</text:span></text:p>
          </table:table-cell>
        </table:table-row>
        <table:table-row>
          <table:table-cell table:style-name="Table-1-17-1" table:number-columns-spanned="1" table:number-rows-spanned="1">
            <text:p text:style-name="Paragraph-274"><text:span>15</text:span></text:p>
          </table:table-cell>
          <table:table-cell table:style-name="Table-1-17-2" table:number-columns-spanned="1" table:number-rows-spanned="1">
            <text:p text:style-name="Paragraph-275"><text:span> 라 * 1일3회</text:span><text:span>→1</text:span><text:span>일 2회</text:span></text:p>
          </table:table-cell>
        </table:table-row>
        <table:table-row>
          <table:table-cell table:style-name="Table-1-18-1" table:number-columns-spanned="1" table:number-rows-spanned="1">
            <text:p text:style-name="Paragraph-276"><text:span>16</text:span></text:p>
          </table:table-cell>
          <table:table-cell table:style-name="Table-1-18-2" table:number-columns-spanned="1" table:number-rows-spanned="1">
            <text:p text:style-name="Paragraph-277"><text:span> 가 * 나. 가. 라.항은 특별유급 휴가임</text:span></text:p>
          </table:table-cell>
        </table:table-row>
        <table:table-row>
          <table:table-cell table:style-name="Table-1-19-1" table:number-columns-spanned="1" table:number-rows-spanned="1">
            <text:p text:style-name="Paragraph-278"><text:span>17</text:span></text:p>
          </table:table-cell>
          <table:table-cell table:style-name="Table-1-19-2" table:number-columns-spanned="1" table:number-rows-spanned="1">
            <text:p text:style-name="Paragraph-279"><text:span> 가 * 나. 다.항은 특별유급 휴가임</text:span></text:p>
          </table:table-cell>
        </table:table-row>
        <table:table-row>
          <table:table-cell table:style-name="Table-1-20-1" table:number-columns-spanned="1" table:number-rows-spanned="1">
            <text:p text:style-name="Paragraph-280"><text:span>18</text:span></text:p>
          </table:table-cell>
          <table:table-cell table:style-name="Table-1-20-2" table:number-columns-spanned="1" table:number-rows-spanned="1">
            <text:p text:style-name="Paragraph-281"><text:span> 다 * 월차휴가</text:span><text:span>→</text:span><text:span>월차유급휴가</text:span></text:p>
          </table:table-cell>
        </table:table-row>
        <table:table-row>
          <table:table-cell table:style-name="Table-1-21-1" table:number-columns-spanned="1" table:number-rows-spanned="1">
            <text:p text:style-name="Paragraph-282"><text:span>19</text:span></text:p>
          </table:table-cell>
          <table:table-cell table:style-name="Table-1-21-2" table:number-columns-spanned="1" table:number-rows-spanned="1">
            <text:p text:style-name="Paragraph-283"><text:span> 가</text:span></text:p>
          </table:table-cell>
        </table:table-row>
        <table:table-row>
          <table:table-cell table:style-name="Table-1-22-1" table:number-columns-spanned="1" table:number-rows-spanned="1">
            <text:p text:style-name="Paragraph-284"><text:span>20</text:span></text:p>
          </table:table-cell>
          <table:table-cell table:style-name="Table-1-22-2" table:number-columns-spanned="1" table:number-rows-spanned="1">
            <text:p text:style-name="Paragraph-285"><text:span> 라</text:span></text:p>
          </table:table-cell>
        </table:table-row>
        <table:table-row>
          <table:table-cell table:style-name="Table-1-23-1" table:number-columns-spanned="1" table:number-rows-spanned="1">
            <text:p text:style-name="Paragraph-286"><text:span>21</text:span></text:p>
          </table:table-cell>
          <table:table-cell table:style-name="Table-1-23-2" table:number-columns-spanned="1" table:number-rows-spanned="1">
            <text:p text:style-name="Paragraph-287"><text:span> 라</text:span></text:p>
          </table:table-cell>
        </table:table-row>
        <table:table-row>
          <table:table-cell table:style-name="Table-1-24-1" table:number-columns-spanned="1" table:number-rows-spanned="1">
            <text:p text:style-name="Paragraph-288"><text:span>22</text:span></text:p>
          </table:table-cell>
          <table:table-cell table:style-name="Table-1-24-2" table:number-columns-spanned="1" table:number-rows-spanned="1">
            <text:p text:style-name="Paragraph-289"><text:span> 라 * 유급휴일</text:span></text:p>
          </table:table-cell>
        </table:table-row>
        <table:table-row>
          <table:table-cell table:style-name="Table-1-25-1" table:number-columns-spanned="1" table:number-rows-spanned="1">
            <text:p text:style-name="Paragraph-290"><text:span>23</text:span></text:p>
          </table:table-cell>
          <table:table-cell table:style-name="Table-1-25-2" table:number-columns-spanned="1" table:number-rows-spanned="1">
            <text:p text:style-name="Paragraph-291"><text:span> 라 * 가. 나. 다.항 및 주휴일, 국경일, 법정공휴일등은 유급휴일</text:span></text:p>
          </table:table-cell>
        </table:table-row>
        <table:table-row>
          <table:table-cell table:style-name="Table-1-26-1" table:number-columns-spanned="1" table:number-rows-spanned="1">
            <text:p text:style-name="Paragraph-292"><text:span>24</text:span></text:p>
          </table:table-cell>
          <table:table-cell table:style-name="Table-1-26-2" table:number-columns-spanned="1" table:number-rows-spanned="1">
            <text:p text:style-name="Paragraph-293"><text:span> 라 * 부상 또는 질병으로</text:span><text:span>→</text:span><text:span>업무상 부상 또는 질병으로</text:span></text:p>
          </table:table-cell>
        </table:table-row>
        <table:table-row>
          <table:table-cell table:style-name="Table-1-27-1" table:number-columns-spanned="1" table:number-rows-spanned="1">
            <text:p text:style-name="Paragraph-294"><text:span>25</text:span></text:p>
          </table:table-cell>
          <table:table-cell table:style-name="Table-1-27-2" table:number-columns-spanned="1" table:number-rows-spanned="1">
            <text:p text:style-name="Paragraph-295"><text:span> 나 * 공단은 업무상 필요에 따라 직원에게 연,월차 휴가를 허락하지 않을수 있다</text:span></text:p>
          </table:table-cell>
        </table:table-row>
        <table:table-row>
          <table:table-cell table:style-name="Table-1-28-1" table:number-columns-spanned="1" table:number-rows-spanned="1">
            <text:p text:style-name="Paragraph-296"><text:span>26</text:span></text:p>
          </table:table-cell>
          <table:table-cell table:style-name="Table-1-28-2" table:number-columns-spanned="1" table:number-rows-spanned="1">
            <text:p text:style-name="Paragraph-297"><text:span> 라 * 다른직원</text:span><text:span>→</text:span><text:span>소속장</text:span></text:p>
          </table:table-cell>
        </table:table-row>
        <table:table-row>
          <table:table-cell table:style-name="Table-1-29-1" table:number-columns-spanned="1" table:number-rows-spanned="1">
            <text:p text:style-name="Paragraph-298"><text:span>27</text:span></text:p>
          </table:table-cell>
          <table:table-cell table:style-name="Table-1-29-2" table:number-columns-spanned="1" table:number-rows-spanned="1">
            <text:p text:style-name="Paragraph-299"><text:span> 가</text:span></text:p>
          </table:table-cell>
        </table:table-row>
        <table:table-row>
          <table:table-cell table:style-name="Table-1-30-1" table:number-columns-spanned="1" table:number-rows-spanned="1">
            <text:p text:style-name="Paragraph-300"><text:span>28</text:span></text:p>
          </table:table-cell>
          <table:table-cell table:style-name="Table-1-30-2" table:number-columns-spanned="1" table:number-rows-spanned="1">
            <text:p text:style-name="Paragraph-301"><text:span> 나 * 국가기관에 소환될 때</text:span><text:span>→</text:span><text:span>공무로 국가기관에 소환된 때</text:span></text:p>
          </table:table-cell>
        </table:table-row>
        <table:table-row>
          <table:table-cell table:style-name="Table-1-31-1" table:number-columns-spanned="1" table:number-rows-spanned="1">
            <text:p text:style-name="Paragraph-302"><text:span>29</text:span></text:p>
          </table:table-cell>
          <table:table-cell table:style-name="Table-1-31-2" table:number-columns-spanned="1" table:number-rows-spanned="1">
            <text:p text:style-name="Paragraph-303"><text:span> 다 </text:span></text:p>
          </table:table-cell>
        </table:table-row>
        <table:table-row>
          <table:table-cell table:style-name="Table-1-32-1" table:number-columns-spanned="1" table:number-rows-spanned="1">
            <text:p text:style-name="Paragraph-304"><text:span>30</text:span></text:p>
          </table:table-cell>
          <table:table-cell table:style-name="Table-1-32-2" table:number-columns-spanned="1" table:number-rows-spanned="1">
            <text:p text:style-name="Paragraph-305"><text:span> 다</text:span></text:p>
          </table:table-cell>
        </table:table-row>
        <table:table-row>
          <table:table-cell table:style-name="Table-1-33-1" table:number-columns-spanned="1" table:number-rows-spanned="1">
            <text:p text:style-name="Paragraph-306"><text:span>31</text:span></text:p>
          </table:table-cell>
          <table:table-cell table:style-name="Table-1-33-2" table:number-columns-spanned="1" table:number-rows-spanned="1">
            <text:p text:style-name="Paragraph-307"><text:span> 다</text:span></text:p>
          </table:table-cell>
        </table:table-row>
        <table:table-row>
          <table:table-cell table:style-name="Table-1-34-1" table:number-columns-spanned="1" table:number-rows-spanned="1">
            <text:p text:style-name="Paragraph-308"><text:span>32</text:span></text:p>
          </table:table-cell>
          <table:table-cell table:style-name="Table-1-34-2" table:number-columns-spanned="1" table:number-rows-spanned="1">
            <text:p text:style-name="Paragraph-309"><text:span> 나 * 5일</text:span><text:span>→3</text:span><text:span>일</text:span></text:p>
          </table:table-cell>
        </table:table-row>
        <table:table-row>
          <table:table-cell table:style-name="Table-1-35-1" table:number-columns-spanned="1" table:number-rows-spanned="1">
            <text:p text:style-name="Paragraph-310"><text:span>33</text:span></text:p>
          </table:table-cell>
          <table:table-cell table:style-name="Table-1-35-2" table:number-columns-spanned="1" table:number-rows-spanned="1">
            <text:p text:style-name="Paragraph-311"><text:span> 다 * 3일</text:span><text:span>→2</text:span><text:span>일</text:span></text:p>
          </table:table-cell>
        </table:table-row>
        <table:table-row>
          <table:table-cell table:style-name="Table-1-36-1" table:number-columns-spanned="1" table:number-rows-spanned="1">
            <text:p text:style-name="Paragraph-312"><text:span>34</text:span></text:p>
          </table:table-cell>
          <table:table-cell table:style-name="Table-1-36-2" table:number-columns-spanned="1" table:number-rows-spanned="1">
            <text:p text:style-name="Paragraph-313"><text:span> 라 * 연중휴가일수를 초과하는 일수</text:span><text:span>→</text:span><text:span>출석수업일수 전부</text:span></text:p>
          </table:table-cell>
        </table:table-row>
        <table:table-row>
          <table:table-cell table:style-name="Table-1-37-1" table:number-columns-spanned="1" table:number-rows-spanned="1">
            <text:p text:style-name="Paragraph-314"><text:span>35</text:span></text:p>
          </table:table-cell>
          <table:table-cell table:style-name="Table-1-37-2" table:number-columns-spanned="1" table:number-rows-spanned="1">
            <text:p text:style-name="Paragraph-315"><text:span> 다 * 2일</text:span><text:span>→3</text:span><text:span>일</text:span></text:p>
          </table:table-cell>
        </table:table-row>
        <table:table-row>
          <table:table-cell table:style-name="Table-1-38-1" table:number-columns-spanned="1" table:number-rows-spanned="1">
            <text:p text:style-name="Paragraph-316"><text:span>36</text:span></text:p>
          </table:table-cell>
          <table:table-cell table:style-name="Table-1-38-2" table:number-columns-spanned="1" table:number-rows-spanned="1">
            <text:p text:style-name="Paragraph-317"><text:span> 가 * 다만 공단발전에 현저한 공이있는 경우는 인사위원회의 의결로 퇴직예정일전 2개월간의 기간에 </text:span></text:p>
            <text:p text:style-name="Paragraph-318"><text:span>     한하여 퇴직휴가를 줄수 있다(</text:span><text:span>×)</text:span></text:p>
          </table:table-cell>
        </table:table-row>
        <table:table-row>
          <table:table-cell table:style-name="Table-1-39-1" table:number-columns-spanned="1" table:number-rows-spanned="1">
            <text:p text:style-name="Paragraph-319"><text:span>37</text:span></text:p>
          </table:table-cell>
          <table:table-cell table:style-name="Table-1-39-2" table:number-columns-spanned="1" table:number-rows-spanned="1">
            <text:p text:style-name="Paragraph-320"><text:span> 다 * 편도 6시간</text:span></text:p>
          </table:table-cell>
        </table:table-row>
        <table:table-row>
          <table:table-cell table:style-name="Table-1-40-1" table:number-columns-spanned="1" table:number-rows-spanned="1">
            <text:p text:style-name="Paragraph-321"><text:span>38</text:span></text:p>
          </table:table-cell>
          <table:table-cell table:style-name="Table-1-40-2" table:number-columns-spanned="1" table:number-rows-spanned="1">
            <text:p text:style-name="Paragraph-322"><text:span> 나</text:span></text:p>
          </table:table-cell>
        </table:table-row>
        <table:table-row>
          <table:table-cell table:style-name="Table-1-41-1" table:number-columns-spanned="1" table:number-rows-spanned="1">
            <text:p text:style-name="Paragraph-323"><text:span>39</text:span></text:p>
          </table:table-cell>
          <table:table-cell table:style-name="Table-1-41-2" table:number-columns-spanned="1" table:number-rows-spanned="1">
            <text:p text:style-name="Paragraph-324"><text:span> 다 * 가.반드시 출장명령을 받아야 함, 나.보수규정이</text:span><text:span>→</text:span><text:span>예비규정, 라.출장중에 반드시 그 사유를 보고하</text:span></text:p>
            <text:p text:style-name="Paragraph-325"><text:span>      여 상사의 지시를 받아야 하며, 규임즉시 사후 승인을 받아야 한다</text:span><text:span>→</text:span><text:span>출장명령을 변경조치하고 별  </text:span></text:p>
            <text:p text:style-name="Paragraph-326"><text:span>      도지시를 받아야 한다</text:span></text:p>
          </table:table-cell>
        </table:table-row>
        <table:table-row>
          <table:table-cell table:style-name="Table-1-42-1" table:number-columns-spanned="1" table:number-rows-spanned="1">
            <text:p text:style-name="Paragraph-327"><text:span>40</text:span></text:p>
          </table:table-cell>
          <table:table-cell table:style-name="Table-1-42-2" table:number-columns-spanned="1" table:number-rows-spanned="1">
            <text:p text:style-name="Paragraph-328"><text:span> 다 * 해당직원은 자동복직된다</text:span><text:span>→</text:span><text:span>인사규정이 정하는 바에 따라 복직신청을 하여야 한다</text:span></text:p>
          </table:table-cell>
        </table:table-row>
        <table:table-row>
          <table:table-cell table:style-name="Table-1-43-1" table:number-columns-spanned="1" table:number-rows-spanned="1">
            <text:p text:style-name="Paragraph-329"><text:span>41</text:span></text:p>
          </table:table-cell>
          <table:table-cell table:style-name="Table-1-43-2" table:number-columns-spanned="1" table:number-rows-spanned="1">
            <text:p text:style-name="Paragraph-330"><text:span> 다</text:span></text:p>
          </table:table-cell>
        </table:table-row>
        <table:table-row>
          <table:table-cell table:style-name="Table-1-44-1" table:number-columns-spanned="1" table:number-rows-spanned="1">
            <text:p text:style-name="Paragraph-331"><text:span>42</text:span></text:p>
          </table:table-cell>
          <table:table-cell table:style-name="Table-1-44-2" table:number-columns-spanned="1" table:number-rows-spanned="1">
            <text:p text:style-name="Paragraph-332"><text:span> 가 * 7일이내</text:span><text:span>→5</text:span><text:span>일이내</text:span></text:p>
          </table:table-cell>
        </table:table-row>
        <table:table-row>
          <table:table-cell table:style-name="Table-1-45-1" table:number-columns-spanned="1" table:number-rows-spanned="1">
            <text:p text:style-name="Paragraph-333"><text:span>43</text:span></text:p>
          </table:table-cell>
          <table:table-cell table:style-name="Table-1-45-2" table:number-columns-spanned="1" table:number-rows-spanned="1">
            <text:p text:style-name="Paragraph-334"><text:span> 라 * 공단은 보상책임이 전액 면제된다</text:span><text:span>→</text:span><text:span>공단은 그 비용의 한도내에서 보상책임을 면한다</text:span></text:p>
          </table:table-cell>
        </table:table-row>
        <table:table-row>
          <table:table-cell table:style-name="Table-1-46-1" table:number-columns-spanned="1" table:number-rows-spanned="1">
            <text:p text:style-name="Paragraph-335"><text:span>44</text:span></text:p>
          </table:table-cell>
          <table:table-cell table:style-name="Table-1-46-2" table:number-columns-spanned="1" table:number-rows-spanned="1">
            <text:p text:style-name="Paragraph-336"><text:span> 가 * 직원의 상병에</text:span><text:span>→1</text:span><text:span>직원의 업무상 질병</text:span></text:p>
          </table:table-cell>
        </table:table-row>
        <table:table-row>
          <table:table-cell table:style-name="Table-1-47-1" table:number-columns-spanned="1" table:number-rows-spanned="1">
            <text:p text:style-name="Paragraph-337"><text:span>45</text:span></text:p>
          </table:table-cell>
          <table:table-cell table:style-name="Table-1-47-2" table:number-columns-spanned="1" table:number-rows-spanned="1">
            <text:p text:style-name="Paragraph-338"><text:span> 나</text:span></text:p>
          </table:table-cell>
        </table:table-row>
        <table:table-row>
          <table:table-cell table:style-name="Table-1-48-1" table:number-columns-spanned="1" table:number-rows-spanned="1">
            <text:p text:style-name="Paragraph-339"><text:span>46</text:span></text:p>
          </table:table-cell>
          <table:table-cell table:style-name="Table-1-48-2" table:number-columns-spanned="1" table:number-rows-spanned="1">
            <text:p text:style-name="Paragraph-340"><text:span> 라 * 국가기술자격증 소지자가 법정교육을 받는 모든 경우</text:span><text:span>→</text:span><text:span>보수규정에 의거 기술수당을 지급받고 있</text:span></text:p>
            <text:p text:style-name="Paragraph-341"><text:span>      는 국가기술자격증 소지자가 당해자격증에 대한 법정교육을 받을 때</text:span>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신명조" svg:font-family="'한양신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" style:next-style-name="본문" style:family="paragraph" style:class="text">
      <style:paragraph-properties fo:text-align="justify" fo:text-indent="0pt" fo:margin-left="17.52pt" fo:margin-right="17.52pt" fo:margin-top="4.24pt" fo:margin-bottom="4.24pt" fo:line-height="165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1" style:next-style-name="개요_1" style:family="paragraph" style:class="text">
      <style:paragraph-properties fo:text-align="justify" fo:text-indent="-7.44pt" fo:margin-left="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2" style:next-style-name="개요_2" style:family="paragraph" style:class="text">
      <style:paragraph-properties fo:text-align="justify" fo:text-indent="-7.44pt" fo:margin-left="1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3" style:next-style-name="개요_3" style:family="paragraph" style:class="text">
      <style:paragraph-properties fo:text-align="justify" fo:text-indent="-7.44pt" fo:margin-left="2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4" style:next-style-name="개요_4" style:family="paragraph" style:class="text">
      <style:paragraph-properties fo:text-align="justify" fo:text-indent="-7.44pt" fo:margin-left="3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5" style:next-style-name="개요_5" style:family="paragraph" style:class="text">
      <style:paragraph-properties fo:text-align="justify" fo:text-indent="-7.44pt" fo:margin-left="4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6" style:next-style-name="개요_6" style:family="paragraph" style:class="text">
      <style:paragraph-properties fo:text-align="justify" fo:text-indent="-7.44pt" fo:margin-left="5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개요_7" style:next-style-name="개요_7" style:family="paragraph" style:class="text">
      <style:paragraph-properties fo:text-align="justify" fo:text-indent="-7.44pt" fo:margin-left="67.44pt" fo:margin-right="0pt" fo:margin-top="0pt" fo:margin-bottom="0pt" fo:line-height="160%"/>
      <style:text-properties style:font-name="한양신명조" style:font-name-asian="한양신명조" fo:font-size="10pt" style:font-size-asian="10pt" style:font-size-complex="10pt" style:text-underline-type="none" style:text-overline-type="none" style:text-line-through-type="none"/>
    </style:style>
    <style:style style:name="쪽_번호" style:next-style-name="쪽_번호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견고딕" style:font-name-asian="한양견고딕" fo:font-size="10pt" style:font-size-asian="10pt" style:font-size-complex="10pt" style:text-underline-type="none" style:text-overline-type="none" style:text-line-through-type="none"/>
    </style:style>
    <style:style style:name="머리말" style:next-style-name="머리말" style:family="paragraph" style:class="text">
      <style:paragraph-properties fo:text-align="right" fo:text-indent="0pt" fo:margin-left="0pt" fo:margin-right="10pt" fo:margin-top="0pt" fo:margin-bottom="0pt" fo:line-height="15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각주" style:next-style-name="각주" style:family="paragraph" style:class="text">
      <style:paragraph-properties fo:text-align="justify" fo:text-indent="-13.2pt" fo:margin-left="13.2pt" fo:margin-right="0pt" fo:margin-top="0pt" fo:margin-bottom="0pt" fo:line-height="130%"/>
      <style:text-properties style:font-name="한양신명조" style:font-name-asian="한양신명조" fo:font-size="9.48pt" style:font-size-asian="9.48pt" style:font-size-complex="9.48pt" style:text-underline-type="none" style:text-overline-type="none" style:text-line-through-type="none"/>
    </style:style>
    <style:style style:name="그림캡션" style:next-style-name="그림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표캡션" style:next-style-name="표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수식캡션" style:next-style-name="수식캡션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중고딕" style:font-name-asian="한양중고딕" fo:font-size="9pt" style:font-size-asian="9pt" style:font-size-complex="9pt" style:text-underline-type="none" style:text-overline-type="none" style:text-line-through-type="none"/>
    </style:style>
    <style:style style:name="찾아보기" style:next-style-name="찾아보기" style:family="paragraph" style:class="text">
      <style:paragraph-properties fo:text-align="justify" fo:text-indent="0pt" fo:margin-left="0pt" fo:margin-right="0pt" fo:margin-top="0pt" fo:margin-bottom="0pt" fo:line-height="160%"/>
      <style:text-properties style:font-name="한양신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3cm" fo:margin-left="1.5cm" fo:margin-right="1.5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